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Distributor link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-Mos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P6023LS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diodes-incorporated/DMP6023LSS-13/DMP6023LSS-13DICT-ND/5080369" xlink:type="simple">http://www.digikey.de/product-detail/de/diodes-incorporated/DMP6023LSS-13/DMP6023LSS-13DICT-ND/5080369</text:a>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S-Diode, 40.2 V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P4SMA47CA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semiconductor-diodes-division/P4SMA47CA-E3-61/P4SMA47CA-E3-61GICT-ND/5639059" xlink:type="simple">http://www.digikey.de/product-detail/de/vishay-semiconductor-diodes-division/P4SMA47CA-E3-61/P4SMA47CA-E3-61GICT-ND/5639059</text:a>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ner Diode 10V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SMA5925BT3G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on-semiconductor/1SMA5925BT3G/1SMA5925BT3GOSCT-ND/917679" xlink:type="simple">http://www.digikey.de/product-detail/de/on-semiconductor/1SMA5925BT3G/1SMA5925BT3GOSCT-ND/917679</text:a>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V 1A</text:p>
          </table:table-cell>
          <table:table-cell office:value-type="string" calcext:value-type="string">
            <text:p>NXP Semiconductor</text:p>
          </table:table-cell>
          <table:table-cell table:style-name="ce1" office:value-type="string" calcext:value-type="string">
            <text:p>PMEG6010CEH,11</text:p>
          </table:table-cell>
          <table:table-cell office:value-type="string" calcext:value-type="string">
            <text:p>SOD-123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nxp-semiconductors/PMEG6010CEH,115/568-4104-1-ND/1589917" xlink:type="simple">http://www.digikey.de/product-detail/de/nxp-semiconductors/PMEG6010CEH,115/568-4104-1-ND/1589917</text:a>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&gt;=0.1W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HM100KCKCT-ND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rohm-semiconductor/MCR18ERTJ104/RHM100KCKCT-ND/4085908" xlink:type="simple">http://www.digikey.de/product-detail/de/rohm-semiconductor/MCR18ERTJ104/RHM100KCKCT-ND/4085908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kΩ, 5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105K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105KFKED/541-105KLCT-ND/1183353" xlink:type="simple">http://www.digikey.de/product-detail/de/vishay-dale/CRCW0402105KFKED/541-105KLCT-ND/11833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28K0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28K0FKED/541-28.0KLCT-ND/1183286" xlink:type="simple">http://www.digikey.de/product-detail/de/vishay-dale/CRCW040228K0FKED/541-28.0KLCT-ND/1183286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45 kΩ, 1%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CRCW04028K45FKED</text:p>
          </table:table-cell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vishay-dale/CRCW04028K45FKED/541-8.45KLCT-ND/1183229" xlink:type="simple">http://www.digikey.de/product-detail/de/vishay-dale/CRCW04028K45FKED/541-8.45KLCT-ND/1183229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6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7, R8, R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0, R11, R12,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 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3, 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 kΩ</text:p>
          </table:table-cell>
          <table:table-cell office:value-type="string" calcext:value-type="string">
            <text:p>Vishay Dale</text:p>
          </table:table-cell>
          <table:table-cell/>
          <table:table-cell table:style-name="ce3"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µF, &gt;4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225X7R2A225K230AB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3225X7R2A225K230AB/445-4497-1-ND/2042293" xlink:type="simple">http://www.digikey.de/product-detail/de/tdk-corporation/C3225X7R2A225K230AB/445-4497-1-ND/2042293</text:a>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100 nF, 100V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2012X7R2A104M125A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2012X7R2A104M125AA/445-4442-1-ND/2042238" xlink:type="simple">http://www.digikey.de/product-detail/de/tdk-corporation/C2012X7R2A104M125AA/445-4442-1-ND/2042238</text:a>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22µ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A226KE15L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<text:a xlink:href="http://www.digikey.de/product-detail/de/murata-electronics-north-america/GRM31CR71A226KE15L/490-5309-1-ND/2039088" xlink:type="simple">http://www.digikey.de/product-detail/de/murata-electronics-north-america/GRM31CR71A226KE15L/490-5309-1-ND/2039088</text:a>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/>
          <table:table-cell office:value-type="string" calcext:value-type="string">
            <text:p>10p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005C0G1H100D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1005C0G1H100D050BA/445-1235-1-ND/567743" xlink:type="simple">http://www.digikey.de/product-detail/de/tdk-corporation/C1005C0G1H100D050BA/445-1235-1-ND/56774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6, C10, C16</text:p>
          </table:table-cell>
          <table:table-cell/>
          <table:table-cell office:value-type="string" calcext:value-type="string">
            <text:p>4.7µ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7R1A475K125AB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4J3X7R1A475K125AB/445-12730-1-ND/3954396" xlink:type="simple">http://www.digikey.de/product-detail/de/tdk-corporation/CGA4J3X7R1A475K125AB/445-12730-1-ND/3954396</text:a>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7, C8, C9, C11, C12, C13, C14, C15, C17, C18, C19</text:p>
          </table:table-cell>
          <table:table-cell/>
          <table:table-cell office:value-type="string" calcext:value-type="string">
            <text:p>100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1X7R1C104K050B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1X7R1C104K050BC/445-5613-1-ND/2443653" xlink:type="simple">http://www.digikey.de/product-detail/de/tdk-corporation/CGA2B1X7R1C104K050BC/445-5613-1-ND/2443653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4,7nF</text:p>
          </table:table-cell>
          <table:table-cell office:value-type="string" calcext:value-type="string">
            <text:p>TDK</text:p>
          </table:table-cell>
          <table:table-cell table:style-name="ce1" office:value-type="string" calcext:value-type="string">
            <text:p>CGA2B2X7R1H472K050BA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tdk-corporation/CGA2B2X7R1H472K050BA/445-5607-1-ND/2443647" xlink:type="simple">http://www.digikey.de/product-detail/de/tdk-corporation/CGA2B2X7R1H472K050BA/445-5607-1-ND/2443647</text:a>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7µH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DE0604A-270M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://www.digikey.de/product-detail/de/bourns-inc/SDE0604A-270M/SDE0604A-270MCT-ND/5031060" xlink:type="simple">http://www.digikey.de/product-detail/de/bourns-inc/SDE0604A-270M/SDE0604A-270MCT-ND/5031060</text:a>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2:23:57.275301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33:37.559393084</meta:creation-date>
    <dc:date>2016-09-17T15:55:47.643451206</dc:date>
    <meta:editing-duration>PT4H8M46S</meta:editing-duration>
    <meta:editing-cycles>16</meta:editing-cycles>
    <meta:generator>LibreOffice/5.1.4.2$Linux_X86_64 LibreOffice_project/10m0$Build-2</meta:generator>
    <meta:document-statistic meta:table-count="1" meta:cell-count="186" meta:object-count="0"/>
  </office:meta>
</office:document-meta>
</file>